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23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24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25" style:family="paragraph" style:parent-style-name="Standard" style:list-style-name="L18">
      <style:paragraph-properties fo:text-align="start" style:justify-single-word="false"/>
    </style:style>
    <style:style style:name="P2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Standard" style:list-style-name="L17">
      <style:paragraph-properties fo:text-align="start" style:justify-single-word="false"/>
      <style:text-properties fo:font-weight="bold" style:font-weight-asian="bold" style:font-weight-complex="bold"/>
    </style:style>
    <style:style style:name="P28" style:family="paragraph" style:parent-style-name="Standard" style:list-style-name="L19">
      <style:paragraph-properties fo:text-align="start" style:justify-single-word="false"/>
      <style:text-properties fo:font-weight="bold" style:font-weight-asian="bold" style:font-weight-complex="bold"/>
    </style:style>
    <style:style style:name="P29" style:family="paragraph" style:parent-style-name="Standard" style:list-style-name="L21">
      <style:paragraph-properties fo:text-align="start" style:justify-single-word="false"/>
      <style:text-properties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Standard" style:list-style-name="L19">
      <style:paragraph-properties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Standard" style:list-style-name="L3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33" style:family="paragraph" style:parent-style-name="Standard" style:list-style-name="L6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34" style:family="paragraph" style:parent-style-name="Standard" style:list-style-name="L4">
      <style:paragraph-properties fo:margin-left="0cm" fo:margin-right="0cm" fo:text-align="start" style:justify-single-word="false" fo:text-indent="-0.053cm" style:auto-text-indent="false">
        <style:tab-stops/>
      </style:paragraph-properties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35" style:family="paragraph" style:parent-style-name="Standard" style:list-style-name="L7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36" style:family="paragraph" style:parent-style-name="Standard" style:list-style-name="L7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style:font-size-asian="10.5pt" style:font-size-complex="12pt"/>
    </style:style>
    <style:style style:name="T4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5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_20_1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33cc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2300d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dc2300" draw:fill="solid" draw:fill-color="#cfe7e5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cm" svg:stroke-color="#00ae00" draw:fill="none" draw:fill-color="#ffffff" fo:min-height="1.164cm" fo:padding-top="-0.043cm" fo:padding-bottom="-0.043cm" fo:padding-left="-0.043cm" fo:padding-right="-0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color="#2300dc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marker-start="Arrowhead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3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  <style:style style:name="gr22" style:family="graphic">
      <style:graphic-properties draw:marker-end="Arrowhead_20_1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381cm" style:run-through="foreground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476cm" style:run-through="foreground" style:vertical-pos="from-top" style:vertical-rel="paragraph" style:horizontal-pos="from-left" style:horizontal-rel="paragraph"/>
    </style:style>
    <style:style style:name="gr25" style:family="graphic">
      <style:graphic-properties svg:stroke-color="#dc23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color="#000000" draw:fill="none" draw:fill-color="#ffffff" fo:min-height="0.1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nbanken</text:p>
      <text:p text:style-name="P2"/>
      <text:p text:style-name="P8">1.) Vorbetrachtungen</text:p>
      <text:p text:style-name="P5">1.1 Was sind Daten?</text:p>
      <text:p text:style-name="P2"><text:tab/>→ Ansammlung von Informationen mit Aussagekraft für Anwender</text:p>
      <text:p text:style-name="P2"/>
      <text:p text:style-name="P5"><text:span text:style-name="T3">1.2 </text:span>Datenarten</text:p>
      <text:p text:style-name="P2"><text:tab/>(1) Klassifizierung nach den Aufgaben im Programmablauf</text:p>
      <text:p text:style-name="P2"><text:tab/><text:tab/>→ Nutzerdaten (Stellen die auszuwertenden Informationen dar)</text:p>
      <text:p text:style-name="P2"><text:tab/><text:tab/>→ Steuerdaten (Stellen das Programm dar und legen fest, wie die Nutzerdaten </text:p>
      <text:p text:style-name="P2"><text:tab/><text:tab/><text:tab/><text:tab/> <text:s/>verarbeitet werden)</text:p>
      <text:p text:style-name="P2"><text:tab/>(2) Klassifizierung nach der Stellung im Datenverarbeitungsprozess</text:p>
      <text:p text:style-name="P2"><text:tab/><text:tab/>→ Stammdaten (kennzeichnen bestimmte Objekte, Personen, Artikel welche über </text:p>
      <text:p text:style-name="P2"><text:tab/><text:tab/><text:tab/><text:tab/> <text:s text:c="3"/>eine bestimmte Zeit konstant bleiben)</text:p>
      <text:p text:style-name="P2"><text:tab/><text:tab/>→ Änderungsdaten (dienen zur Änderung der Stammdaten nach bestimmten </text:p>
      <text:p text:style-name="P2"><text:tab/><text:tab/><text:tab/><text:tab/> <text:s text:c="9"/>Zeitabständen)</text:p>
      <text:p text:style-name="P2"><text:tab/><text:tab/>→ Bestandsdaten (geben aktuelle Datenbestände an)</text:p>
      <text:p text:style-name="P2"><text:tab/><text:tab/>→ Bewegungsdaten (variabl, sich laufend ändernde Daten)</text:p>
      <text:p text:style-name="P2"><text:tab/><text:tab/>→ Ordnungsdaten (sind Daten nach denen Datenbestände geordnet werden)</text:p>
      <text:p text:style-name="P2"><text:tab/><text:tab/>→ Hinweisdaten (ergänzende Daten zu Ordnungsdaten)</text:p>
      <text:p text:style-name="P2"/>
      <text:p text:style-name="P3">1.3 Gegenüberstellung Dateisystem ↔ Datenbanksystem</text:p>
      <text:list xml:id="list2156493438" text:style-name="L1">
        <text:list-header>
          <text:p text:style-name="P10">Bsp: Autohaus</text:p>
        </text:list-header>
      </text:list>
      <text:p text:style-name="P2"><draw:custom-shape text:anchor-type="paragraph" draw:z-index="3" draw:style-name="gr1" draw:text-style-name="P37" svg:width="3.149cm" svg:height="1.138cm" svg:x="7.639cm" svg:y="4.05cm"><text:p text:style-name="P37">Statistikdatei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37" svg:width="3.149cm" svg:height="1.138cm" svg:x="7.639cm" svg:y="2.727cm"><text:p text:style-name="P37">Lohndatei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37" svg:width="3.149cm" svg:height="1.138cm" svg:x="7.639cm" svg:y="1.431cm"><text:p text:style-name="P37">Mitarbeiterdatei</text:p><draw:enhanced-geometry svg:viewBox="0 0 21600 21600" draw:type="rectangle" draw:enhanced-path="M 0 0 L 21600 0 21600 21600 0 21600 0 0 Z N"/></draw:custom-shape><draw:custom-shape text:anchor-type="paragraph" draw:z-index="0" draw:style-name="gr1" draw:text-style-name="P37" svg:width="3.149cm" svg:height="1.138cm" svg:x="7.639cm" svg:y="0.161cm"><text:p text:style-name="P37">Provisionsdatei</text:p><draw:enhanced-geometry svg:viewBox="0 0 21600 21600" draw:type="rectangle" draw:enhanced-path="M 0 0 L 21600 0 21600 21600 0 21600 0 0 Z N"/></draw:custom-shape></text:p>
      <text:p text:style-name="P2"><draw:line text:anchor-type="paragraph" draw:z-index="4" draw:style-name="gr2" draw:text-style-name="P37" svg:x1="5.47cm" svg:y1="0.69cm" svg:x2="7.349cm" svg:y2="0.24cm"><text:p/></draw:line></text:p>
      <text:p text:style-name="P2"><draw:line text:anchor-type="paragraph" draw:z-index="5" draw:style-name="gr2" draw:text-style-name="P37" svg:x1="7.269cm" svg:y1="0.97cm" svg:x2="5.47cm" svg:y2="0.203cm"><text:p/></draw:line><text:tab/>Provisionsabrechnung</text:p>
      <text:p text:style-name="P2"/>
      <text:p text:style-name="P2"><draw:line text:anchor-type="paragraph" draw:z-index="6" draw:style-name="gr2" draw:text-style-name="P37" svg:x1="7.296cm" svg:y1="0.314cm" svg:x2="4.015cm" svg:y2="0.711cm"><text:p/></draw:line></text:p>
      <text:p text:style-name="P2"><draw:line text:anchor-type="paragraph" draw:z-index="7" draw:style-name="gr2" draw:text-style-name="P37" svg:x1="7.349cm" svg:y1="0.965cm" svg:x2="4.015cm" svg:y2="0.224cm"><text:p/></draw:line><text:tab/>Umrechnung</text:p>
      <text:p text:style-name="P2"/>
      <text:p text:style-name="P2"/>
      <text:p text:style-name="P2"><draw:line text:anchor-type="paragraph" draw:z-index="8" draw:style-name="gr2" draw:text-style-name="P37" svg:x1="4.597cm" svg:y1="0.245cm" svg:x2="7.269cm" svg:y2="0.695cm"><text:p/></draw:line><text:tab/>Verkaufsstatistik</text:p>
      <text:p text:style-name="P2"/>
      <text:p text:style-name="P2"/>
      <text:p text:style-name="P2"/>
      <text:p text:style-name="P2"><text:tab/><text:span text:style-name="T6">Nachteile des Dateisystems:</text:span></text:p>
      <text:list xml:id="list537296154" text:style-name="L2">
        <text:list-item>
          <text:p text:style-name="P11">Mehrfachspeicherung gleicher Daten </text:p>
        </text:list-item>
        <text:list-item>
          <text:p text:style-name="P11">Aufwendige und fehleranfällige Datenpflege</text:p>
        </text:list-item>
        <text:list-item>
          <text:p text:style-name="P11">Gefahr inkosistenter Datenbestände</text:p>
        </text:list-item>
        <text:list-item>
          <text:p text:style-name="P11">Logische Datenabhängigkeit</text:p>
        </text:list-item>
        <text:list-item>
          <text:p text:style-name="P11">Lesen nicht benötigter Daten </text:p>
        </text:list-item>
        <text:list-item>
          <text:p text:style-name="P11">Datenschutzprobleme</text:p>
        </text:list-item>
        <text:list-item>
          <text:p text:style-name="P11">geringe Flexibilität beim ändern der Datenbestände</text:p>
        </text:list-item>
        <text:list-item>
          <text:p text:style-name="P11">zuviel Speicherbedarf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43789607" text:style-name="L3">
        <text:list-header>
          <text:p text:style-name="P32"><text:soft-page-break/>1.4 Notwendigkeit Datenbanksystem</text:p>
          <text:p text:style-name="P12">Datenbanksystem (DBS) – elektronisches Speichersystem</text:p>
        </text:list-header>
      </text:list>
      <text:p text:style-name="P2"><draw:line text:anchor-type="paragraph" draw:z-index="9" draw:style-name="gr3" draw:text-style-name="P37" svg:x1="2.692cm" svg:y1="0.055cm" svg:x2="2.692cm" svg:y2="0.902cm"><text:p/></draw:line><draw:line text:anchor-type="paragraph" draw:z-index="10" draw:style-name="gr4" draw:text-style-name="P37" svg:x1="9.995cm" svg:y1="0.849cm" svg:x2="2.692cm" svg:y2="0.055cm"><text:p/></draw:line>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Datenbank (DB)</text:p>
          </table:table-cell>
          <table:table-cell table:style-name="Tabelle1.B1" office:value-type="string">
            <text:p text:style-name="P6">Datenbankmanagmentsystem (DBMS)</text:p>
          </table:table-cell>
        </table:table-row>
        <table:table-row>
          <table:table-cell table:style-name="Tabelle1.A2" office:value-type="string">
            <text:p text:style-name="P6">→ Ansammlung Datenbeständen <text:s/></text:p>
            <text:p text:style-name="P6"><text:s text:c="5"/>unterschiedlichster Struktur (Text, Grafik, <text:s/></text:p>
            <text:p text:style-name="P6"><text:s text:c="5"/>Tabelle, Video) welche untereinander in </text:p>
            <text:p text:style-name="P6"><text:s text:c="5"/>Beziehung stehen</text:p>
          </table:table-cell>
          <table:table-cell table:style-name="Tabelle1.B2" office:value-type="string">
            <text:p text:style-name="P6">→ Software zum verwalten von DB</text:p>
            <text:p text:style-name="P6">→ ermöglicht Datenmanipulation</text:p>
          </table:table-cell>
        </table:table-row>
      </table:table>
      <text:list xml:id="list681503953" text:style-name="L4">
        <text:list-header>
          <text:p text:style-name="P13"><draw:custom-shape text:anchor-type="paragraph" draw:z-index="11" draw:style-name="gr1" draw:text-style-name="P37" svg:width="2.038cm" svg:height="2.541cm" svg:x="8.486cm" svg:y="0.494cm"><text:p text:style-name="P37">Datenbank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    <text:p text:style-name="P34">1.5 Datenbanksystem</text:p>
          <text:p text:style-name="P13"><draw:custom-shape text:anchor-type="paragraph" draw:z-index="13" draw:style-name="gr1" draw:text-style-name="P37" svg:width="2.001cm" svg:height="0.5cm" svg:x="1.295cm" svg:y="0.318cm"><text:p text:style-name="P37">VIEW 1</text:p><draw:enhanced-geometry svg:viewBox="0 0 21600 21600" draw:type="rectangle" draw:enhanced-path="M 0 0 L 21600 0 21600 21600 0 21600 0 0 Z N"/></draw:custom-shape></text:p>
        </text:list-header>
      </text:list>
      <text:p text:style-name="P2"><draw:custom-shape text:anchor-type="paragraph" draw:z-index="12" draw:style-name="gr5" draw:text-style-name="P37" svg:width="1.5cm" svg:height="1.5cm" svg:x="4.89cm" svg:y="0.06cm"><text:p text:style-name="P37">DBM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style-name="gr6" draw:text-style-name="P37" svg:x1="3.295cm" svg:y1="0.035cm" svg:x2="4.89cm" svg:y2="0.485cm"><text:p/></draw:line></text:p>
      <text:list xml:id="list1654447535" text:continue-list="list1143789607" text:style-name="L3">
        <text:list-header>
          <text:p text:style-name="P12"><draw:custom-shape text:anchor-type="paragraph" draw:z-index="14" draw:style-name="gr1" draw:text-style-name="P37" svg:width="2.001cm" svg:height="0.5cm" svg:x="1.321cm" svg:y="0.129cm"><text:p text:style-name="P37">VIEW 2</text:p><draw:enhanced-geometry svg:viewBox="0 0 21600 21600" draw:type="rectangle" draw:enhanced-path="M 0 0 L 21600 0 21600 21600 0 21600 0 0 Z N"/></draw:custom-shape><draw:line text:anchor-type="paragraph" draw:z-index="16" draw:style-name="gr6" draw:text-style-name="P37" svg:x1="6.389cm" svg:y1="0.289cm" svg:x2="8.479cm" svg:y2="0.289cm"><text:p/></draw:line><draw:line text:anchor-type="paragraph" draw:z-index="18" draw:style-name="gr6" draw:text-style-name="P37" svg:x1="3.321cm" svg:y1="0.342cm" svg:x2="4.889cm" svg:y2="0.342cm"><text:p/></draw:line></text:p>
        </text:list-header>
      </text:list>
      <text:p text:style-name="P2"><draw:custom-shape text:anchor-type="paragraph" draw:z-index="15" draw:style-name="gr1" draw:text-style-name="P37" svg:width="2.001cm" svg:height="0.5cm" svg:x="1.295cm" svg:y="0.404cm"><text:p text:style-name="P37">VIEW 3</text:p><draw:enhanced-geometry svg:viewBox="0 0 21600 21600" draw:type="rectangle" draw:enhanced-path="M 0 0 L 21600 0 21600 21600 0 21600 0 0 Z N"/></draw:custom-shape><draw:line text:anchor-type="paragraph" draw:z-index="19" draw:style-name="gr6" draw:text-style-name="P37" svg:x1="3.295cm" svg:y1="0.718cm" svg:x2="4.89cm" svg:y2="0.385cm"><text:p/></draw:line></text:p>
      <text:p text:style-name="P2"/>
      <text:p text:style-name="P4"><text:span text:style-name="T2"><text:tab/></text:span><text:span text:style-name="T5">Vorteile:</text:span></text:p>
      <text:list xml:id="list774150803" text:style-name="L5">
        <text:list-item>
          <text:p text:style-name="P14">besitzt Kontrolle über die Daten </text:p>
        </text:list-item>
        <text:list-item>
          <text:p text:style-name="P14">gewährleistet die Datenintegrität</text:p>
        </text:list-item>
        <text:list-item>
          <text:p text:style-name="P14">gewährleistet und unterstützt den Mehrnutzerbetrieb</text:p>
        </text:list-item>
        <text:list-item>
          <text:p text:style-name="P14">bieten eine hohen Grad an Datenunabhängigkeit</text:p>
        </text:list-item>
      </text:list>
      <text:p text:style-name="P2"/>
      <text:list xml:id="list1310658308" text:style-name="L6">
        <text:list-header>
          <text:p text:style-name="P33">1.6 Datenbankhierachie</text:p>
        </text:list-header>
      </text:list>
      <text:p text:style-name="P2"><draw:custom-shape text:anchor-type="paragraph" draw:z-index="22" draw:style-name="gr9" draw:text-style-name="P37" svg:width="3.001cm" svg:height="1.001cm" svg:x="1.48cm" svg:y="0.131cm"><text:p text:style-name="P37">Sicht 1</text:p><draw:enhanced-geometry svg:viewBox="0 0 21600 21600" draw:type="rectangle" draw:enhanced-path="M 0 0 L 21600 0 21600 21600 0 21600 0 0 Z N"/></draw:custom-shape><draw:custom-shape text:anchor-type="paragraph" draw:z-index="23" draw:style-name="gr9" draw:text-style-name="P37" svg:width="3.001cm" svg:height="1.001cm" svg:x="5.48cm" svg:y="0.131cm"><text:p text:style-name="P37">Sicht 2</text:p><draw:enhanced-geometry svg:viewBox="0 0 21600 21600" draw:type="rectangle" draw:enhanced-path="M 0 0 L 21600 0 21600 21600 0 21600 0 0 Z N"/></draw:custom-shape><draw:custom-shape text:anchor-type="paragraph" draw:z-index="24" draw:style-name="gr9" draw:text-style-name="P37" svg:width="3.001cm" svg:height="1.001cm" svg:x="11.481cm" svg:y="0.131cm"><text:p text:style-name="P37">Sicht n</text:p><draw:enhanced-geometry svg:viewBox="0 0 21600 21600" draw:type="rectangle" draw:enhanced-path="M 0 0 L 21600 0 21600 21600 0 21600 0 0 Z N"/></draw:custom-shape></text:p>
      <text:p text:style-name="P2"/>
      <text:p text:style-name="P2"><draw:line text:anchor-type="paragraph" draw:z-index="26" draw:style-name="gr3" draw:text-style-name="P37" svg:x1="7.216cm" svg:y1="2.648cm" svg:x2="12.64cm" svg:y2="0.425cm"><text:p/></draw:line><draw:line text:anchor-type="paragraph" draw:z-index="27" draw:style-name="gr4" draw:text-style-name="P37" svg:x1="7.057cm" svg:y1="0.319cm" svg:x2="7.216cm" svg:y2="2.647cm"><text:p/></draw:line><draw:line text:anchor-type="paragraph" draw:z-index="28" draw:style-name="gr4" draw:text-style-name="P37" svg:x1="2.771cm" svg:y1="0.266cm" svg:x2="7.216cm" svg:y2="2.647cm"><text:p/></draw:line></text:p>
      <text:p text:style-name="P2"/>
      <text:p text:style-name="P2"/>
      <text:p text:style-name="P2"/>
      <text:p text:style-name="P2"><draw:frame text:anchor-type="paragraph" draw:z-index="30" draw:style-name="gr11" svg:width="6.266cm" svg:height="1.95cm" svg:x="10.714cm" svg:y="0.409cm"><draw:text-box><text:p>→ welche Daten werden gespeichert</text:p><text:p>→ legt Eigenschaften und </text:p><text:p><text:s text:c="5"/>Beziehungen fest</text:p><text:p>→ wird vom Nutzer verwendet</text:p></draw:text-box></draw:frame></text:p>
      <text:p text:style-name="P2"><draw:custom-shape text:anchor-type="paragraph" draw:z-index="20" draw:style-name="gr7" draw:text-style-name="P37" svg:width="7.383cm" svg:height="1.377cm" svg:x="3.332cm" svg:y="2.214cm"><text:p text:style-name="P37">physische Ebene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1" draw:style-name="gr8" draw:text-style-name="P37" svg:width="7.383cm" svg:height="1.377cm" svg:x="3.332cm" svg:y="0.213cm"><text:p text:style-name="P37">logische Ebene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2"/>
      <text:p text:style-name="P2"/>
      <text:p text:style-name="P2"><draw:line text:anchor-type="paragraph" draw:z-index="25" draw:style-name="gr3" draw:text-style-name="P37" svg:x1="7.063cm" svg:y1="0.949cm" svg:x2="7.063cm" svg:y2="0.367cm"><text:p/></draw:line></text:p>
      <text:p text:style-name="P2"><draw:frame text:anchor-type="paragraph" draw:z-index="29" draw:style-name="gr10" svg:width="6.192cm" svg:height="1.862cm" svg:x="10.761cm" svg:y="0.436cm"><draw:text-box><text:p>→ kennzeichnet die Art und Weise </text:p><text:p><text:s text:c="5"/>der Datenspeicherung</text:p><text:p>→ ist für Nutzer nicht sichtbar</text:p><text:p>→ vom Netzadmin gepflegt</text:p></draw:text-box></draw:frame></text:p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789757470" text:style-name="L7">
        <text:list-header>
          <text:p text:style-name="P35"><text:soft-page-break/>1.7 Arten von Datenbankmodellen</text:p>
          <text:p text:style-name="P36"><text:s/>→ Datenbankmodelle dienen der Beschreibung der logischen Ebene einer Datenbank.</text:p>
        </text:list-header>
      </text:list>
      <text:p text:style-name="P2"><text:s/>→ Datenbankmodelle</text:p>
      <text:list xml:id="list1582568700" text:style-name="L8">
        <text:list-item>
          <text:list>
            <text:list-item>
              <text:list>
                <text:list-item>
                  <text:p text:style-name="P15">hierarisches Modell</text:p>
                </text:list-item>
                <text:list-item>
                  <text:p text:style-name="P15">Netzwerkmodell</text:p>
                </text:list-item>
                <text:list-item>
                  <text:p text:style-name="P15">relationales Modell</text:p>
                </text:list-item>
              </text:list>
            </text:list-item>
          </text:list>
        </text:list-item>
      </text:list>
      <text:list xml:id="list64253411" text:style-name="L9">
        <text:list-item>
          <text:p text:style-name="P16">Hierarisches Datenbankmodell</text:p>
        </text:list-item>
      </text:list>
      <text:p text:style-name="P2"><draw:rect text:anchor-type="paragraph" draw:z-index="31" draw:style-name="gr12" draw:text-style-name="P37" svg:width="3.5cm" svg:height="1.001cm" svg:x="6.16cm" svg:y="0.282cm"><text:p text:style-name="P37">Kunde 1</text:p></draw:rect></text:p>
      <text:p text:style-name="P2"/>
      <text:p text:style-name="P2"><draw:line text:anchor-type="paragraph" draw:z-index="45" draw:style-name="gr2" draw:text-style-name="P37" svg:x1="2.295cm" svg:y1="2.23cm" svg:x2="7.851cm" svg:y2="0.309cm"><text:p/></draw:line><draw:line text:anchor-type="paragraph" draw:z-index="46" draw:style-name="gr2" draw:text-style-name="P37" svg:x1="7.851cm" svg:y1="2.23cm" svg:x2="7.851cm" svg:y2="0.309cm"><text:p/></draw:line><draw:line text:anchor-type="paragraph" draw:z-index="47" draw:style-name="gr2" draw:text-style-name="P37" svg:x1="15.206cm" svg:y1="2.23cm" svg:x2="7.851cm" svg:y2="0.309cm"><text:p/></draw:line></text:p>
      <text:p text:style-name="P2"/>
      <text:p text:style-name="P2"/>
      <text:p text:style-name="P2"/>
      <text:p text:style-name="P2"><draw:line text:anchor-type="paragraph" draw:z-index="44" draw:style-name="gr2" draw:text-style-name="P37" svg:x1="14.968cm" svg:y1="3.282cm" svg:x2="15.312cm" svg:y2="1.282cm"><text:p/></draw:line><draw:line text:anchor-type="paragraph" draw:z-index="43" draw:style-name="gr2" draw:text-style-name="P37" svg:x1="11.264cm" svg:y1="3.298cm" svg:x2="15.312cm" svg:y2="1.282cm"><text:p/></draw:line><draw:line text:anchor-type="paragraph" draw:z-index="42" draw:style-name="gr2" draw:text-style-name="P37" svg:x1="9.438cm" svg:y1="5.044cm" svg:x2="7.745cm" svg:y2="1.282cm"><text:p/></draw:line><draw:line text:anchor-type="paragraph" draw:z-index="41" draw:style-name="gr2" draw:text-style-name="P37" svg:x1="7.745cm" svg:y1="1.282cm" svg:x2="6.396cm" svg:y2="3.282cm"><text:p/></draw:line><draw:line text:anchor-type="paragraph" draw:z-index="40" draw:style-name="gr2" draw:text-style-name="P37" svg:x1="2.242cm" svg:y1="1.282cm" svg:x2="1.739cm" svg:y2="3.282cm"><text:p/></draw:line><draw:rect text:anchor-type="paragraph" draw:z-index="39" draw:style-name="gr12" draw:text-style-name="P37" svg:width="3.5cm" svg:height="1.001cm" svg:x="7.747cm" svg:y="5.045cm"><text:p text:style-name="P37">Artikel B</text:p></draw:rect><draw:rect text:anchor-type="paragraph" draw:z-index="38" draw:style-name="gr12" draw:text-style-name="P37" svg:width="3.5cm" svg:height="1.001cm" svg:x="9.837cm" svg:y="3.298cm"><text:p text:style-name="P37">Artikel A</text:p></draw:rect><draw:rect text:anchor-type="paragraph" draw:z-index="37" draw:style-name="gr12" draw:text-style-name="P37" svg:width="3.5cm" svg:height="1.001cm" svg:x="13.499cm" svg:y="3.283cm"><text:p text:style-name="P37">Artikel D</text:p></draw:rect><draw:rect text:anchor-type="paragraph" draw:z-index="36" draw:style-name="gr12" draw:text-style-name="P37" svg:width="3.5cm" svg:height="1.001cm" svg:x="4.572cm" svg:y="3.283cm"><text:p text:style-name="P37">Artikel A</text:p></draw:rect><draw:rect text:anchor-type="paragraph" draw:z-index="35" draw:style-name="gr12" draw:text-style-name="P37" svg:width="3.5cm" svg:height="1.001cm" svg:x="0.051cm" svg:y="3.283cm"><text:p text:style-name="P37">Artikel A</text:p></draw:rect><draw:rect text:anchor-type="paragraph" draw:z-index="34" draw:style-name="gr12" draw:text-style-name="P37" svg:width="3.5cm" svg:height="1.001cm" svg:x="13.485cm" svg:y="0.282cm"><text:p text:style-name="P37">Auftrag 3</text:p></draw:rect><draw:rect text:anchor-type="paragraph" draw:z-index="33" draw:style-name="gr12" draw:text-style-name="P37" svg:width="3.5cm" svg:height="1.001cm" svg:x="6.16cm" svg:y="0.282cm"><text:p text:style-name="P37">Auftrag 2</text:p></draw:rect><draw:rect text:anchor-type="paragraph" draw:z-index="32" draw:style-name="gr12" draw:text-style-name="P37" svg:width="3.5cm" svg:height="1.001cm" svg:x="-0.002cm" svg:y="0.282cm"><text:p text:style-name="P37">Auftrag 1</text:p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34830940" text:style-name="L10">
        <text:list-item>
          <text:list>
            <text:list-item>
              <text:list>
                <text:list-item>
                  <text:p text:style-name="P17">Merkmale:</text:p>
                  <text:list>
                    <text:list-header>
                      <text:p text:style-name="P17">(1) – starre Zugriffspfade</text:p>
                      <text:p text:style-name="P17">(2) – unnötige Datenreduntanz</text:p>
                      <text:p text:style-name="P17">(3) - </text:p>
                    </text:list-header>
                  </text:list>
                </text:list-item>
              </text:list>
            </text:list-item>
          </text:list>
        </text:list-item>
      </text:list>
      <text:list xml:id="list313623484" text:style-name="L11">
        <text:list-item>
          <text:p text:style-name="P18">Netzwerkmodell</text:p>
        </text:list-item>
      </text:list>
      <text:p text:style-name="P2"><draw:rect text:anchor-type="paragraph" draw:z-index="48" draw:style-name="gr12" draw:text-style-name="P37" svg:width="3.5cm" svg:height="1.001cm" svg:x="6.16cm" svg:y="0.161cm"><text:p text:style-name="P37">Kunde 1</text:p></draw:rect></text:p>
      <text:p text:style-name="P2"><draw:line text:anchor-type="paragraph" draw:z-index="64" draw:style-name="gr2" draw:text-style-name="P37" svg:x1="14.994cm" svg:y1="4.516cm" svg:x2="13.989cm" svg:y2="2.674cm"><text:p/></draw:line><draw:line text:anchor-type="paragraph" draw:z-index="63" draw:style-name="gr2" draw:text-style-name="P37" svg:x1="7.031cm" svg:y1="5.865cm" svg:x2="8.036cm" svg:y2="2.674cm"><text:p/></draw:line><draw:line text:anchor-type="paragraph" draw:z-index="62" draw:style-name="gr2" draw:text-style-name="P37" svg:x1="9.518cm" svg:y1="4.516cm" svg:x2="8.036cm" svg:y2="2.674cm"><text:p/></draw:line><draw:line text:anchor-type="paragraph" draw:z-index="61" draw:style-name="gr2" draw:text-style-name="P37" svg:x1="2.639cm" svg:y1="1.674cm" svg:x2="7.825cm" svg:y2="0.674cm"><text:p/></draw:line><draw:line text:anchor-type="paragraph" draw:z-index="60" draw:style-name="gr2" draw:text-style-name="P37" svg:x1="13.937cm" svg:y1="1.674cm" svg:x2="7.825cm" svg:y2="0.674cm"><text:p/></draw:line><draw:line text:anchor-type="paragraph" draw:z-index="59" draw:style-name="gr2" draw:text-style-name="P37" svg:x1="7.825cm" svg:y1="0.674cm" svg:x2="7.825cm" svg:y2="1.674cm"><text:p/></draw:line><draw:line text:anchor-type="paragraph" draw:z-index="58" draw:style-name="gr2" draw:text-style-name="P37" svg:x1="13.99cm" svg:y1="2.674cm" svg:x2="2.586cm" svg:y2="4.674cm"><text:p/></draw:line><draw:line text:anchor-type="paragraph" draw:z-index="57" draw:style-name="gr2" draw:text-style-name="P37" svg:x1="8.036cm" svg:y1="2.674cm" svg:x2="2.586cm" svg:y2="4.674cm"><text:p/></draw:line><draw:line text:anchor-type="paragraph" draw:z-index="56" draw:style-name="gr2" draw:text-style-name="P37" svg:x1="2.559cm" svg:y1="4.674cm" svg:x2="2.585cm" svg:y2="2.674cm"><text:p/></draw:line><draw:rect text:anchor-type="paragraph" draw:z-index="55" draw:style-name="gr12" draw:text-style-name="P37" svg:width="3.5cm" svg:height="1.001cm" svg:x="13.33cm" svg:y="4.516cm"><text:p text:style-name="P37">Artikel C</text:p></draw:rect><draw:rect text:anchor-type="paragraph" draw:z-index="54" draw:style-name="gr12" draw:text-style-name="P37" svg:width="3.5cm" svg:height="1.001cm" svg:x="7.853cm" svg:y="4.516cm"><text:p text:style-name="P37">Artikel C</text:p></draw:rect><draw:rect text:anchor-type="paragraph" draw:z-index="53" draw:style-name="gr12" draw:text-style-name="P37" svg:width="3.5cm" svg:height="1.001cm" svg:x="5.789cm" svg:y="5.865cm"><text:p text:style-name="P37">Artikel B</text:p></draw:rect><draw:rect text:anchor-type="paragraph" draw:z-index="52" draw:style-name="gr12" draw:text-style-name="P37" svg:width="3.5cm" svg:height="1.001cm" svg:x="1.159cm" svg:y="4.674cm"><text:p text:style-name="P37">Artikel A</text:p></draw:rect><draw:rect text:anchor-type="paragraph" draw:z-index="51" draw:style-name="gr12" draw:text-style-name="P37" svg:width="3.5cm" svg:height="1.001cm" svg:x="12.16cm" svg:y="1.674cm"><text:p text:style-name="P37">Auftrag 3</text:p></draw:rect><draw:rect text:anchor-type="paragraph" draw:z-index="50" draw:style-name="gr12" draw:text-style-name="P37" svg:width="3.5cm" svg:height="1.001cm" svg:x="6.16cm" svg:y="1.674cm"><text:p text:style-name="P37">Auftrag 2</text:p></draw:rect><draw:rect text:anchor-type="paragraph" draw:z-index="49" draw:style-name="gr12" draw:text-style-name="P37" svg:width="3.5cm" svg:height="1.001cm" svg:x="1.159cm" svg:y="1.674cm"><text:p text:style-name="P37">Auftrag 1</text:p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522724679" text:style-name="L12">
        <text:list-item>
          <text:list>
            <text:list-item>
              <text:list>
                <text:list-item>
                  <text:p text:style-name="P19">Merkmale:</text:p>
                  <text:list>
                    <text:list-header>
                      <text:p text:style-name="P19">(1) – flexible Zugriffspfade</text:p>
                      <text:p text:style-name="P19">(2) - </text:p>
                      <text:p text:style-name="P19">(3) – 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list xml:id="list2052926718" text:style-name="L13">
        <text:list-item>
          <text:p text:style-name="P20"><text:soft-page-break/>relationales Modell</text:p>
        </text:list-item>
      </text:list>
      <text:p text:style-name="P2"/>
      <text:p text:style-name="P8">2.) Datenmodellierung</text:p>
      <text:p text:style-name="P2">Ziel: Erstellen einer Datenbank</text:p>
      <text:p text:style-name="P2"><draw:line text:anchor-type="paragraph" draw:z-index="65" draw:style-name="gr13" draw:text-style-name="P37" svg:x1="5.867cm" svg:y1="0.291cm" svg:x2="9.756cm" svg:y2="0.291cm"><text:p/></draw:line><text:tab/>von betrieblicher Realität<text:tab/><text:tab/><text:tab/><text:tab/>zum Datenmodell </text:p>
      <text:p text:style-name="P2"><draw:line text:anchor-type="paragraph" draw:z-index="66" draw:style-name="gr14" draw:text-style-name="P37" svg:x1="11.158cm" svg:y1="0.175cm" svg:x2="11.158cm" svg:y2="1.339cm"><text:p/></draw:line><draw:line text:anchor-type="paragraph" draw:z-index="69" draw:style-name="gr15" draw:text-style-name="P37" svg:x1="2.083cm" svg:y1="1.286cm" svg:x2="2.083cm" svg:y2="0.122cm"><text:p/></draw:line></text:p>
      <text:p text:style-name="P2"/>
      <text:p text:style-name="P2"/>
      <text:p text:style-name="P2"><draw:line text:anchor-type="paragraph" draw:z-index="68" draw:style-name="gr15" draw:text-style-name="P37" svg:x1="5.946cm" svg:y1="0.249cm" svg:x2="3.062cm" svg:y2="0.249cm"><text:p/></draw:line><draw:line text:anchor-type="paragraph" draw:z-index="67" draw:style-name="gr14" draw:text-style-name="P37" svg:x1="9.809cm" svg:y1="0.275cm" svg:x2="7.957cm" svg:y2="0.275cm"><text:p/></draw:line><text:tab/>Analyse<text:tab/><text:tab/><text:tab/>Entwurf<text:tab/><text:tab/>Realisierung</text:p>
      <text:p text:style-name="P3">2.1 Realisierung</text:p>
      <text:list xml:id="list883359162" text:style-name="L14">
        <text:list-item>
          <text:list>
            <text:list-item>
              <text:list>
                <text:list-item>
                  <text:p text:style-name="P23">Datenanalyse</text:p>
                  <text:p text:style-name="P23"><text:span text:style-name="T7">→ Entitytyp finden</text:span></text:p>
                  <text:list>
                    <text:list-item>
                      <text:list>
                        <text:list-header>
                          <text:p text:style-name="P23"><draw:custom-shape text:anchor-type="paragraph" draw:z-index="70" draw:style-name="gr16" draw:text-style-name="P37" svg:width="0.609cm" svg:height="1.271cm" svg:x="6.819cm" svg:y="0.07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7">- z.B.: Kunde</text:span></text:p>
                          <text:p text:style-name="P23"><text:span text:style-name="T7">- z.B.: Abteilung<text:tab/>Tabellenname</text:span></text:p>
                          <text:p text:style-name="P23"><text:span text:style-name="T7">- z.B.: Artikel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23">Finden von Attributen</text:p>
                  <text:p text:style-name="P23"><text:span text:style-name="T7">→ finden von Attributen der Entitytypen</text:span></text:p>
                </text:list-item>
              </text:list>
            </text:list-item>
          </text:list>
        </text:list-item>
      </text:list>
      <text:p text:style-name="P3"><text:span text:style-name="T7"><text:tab/><text:tab/><text:tab/>- z.B.: Kunde</text:span></text:p>
      <text:p text:style-name="P3"><text:span text:style-name="T7"><text:tab/><text:tab/><text:tab/><text:tab/>→ Kundennummer</text:span></text:p>
      <text:p text:style-name="P3"><text:span text:style-name="T7"><text:tab/><text:tab/><text:tab/><text:tab/>→ Name</text:span></text:p>
      <text:p text:style-name="P3"><text:span text:style-name="T7"><text:tab/><text:tab/><text:tab/><text:tab/>→ Adresse</text:span></text:p>
      <text:list xml:id="list731264668" text:style-name="L15">
        <text:list-item>
          <text:list>
            <text:list-item>
              <text:list>
                <text:list-item>
                  <text:p text:style-name="P24">Entwurf der Datenbeziehungen</text:p>
                </text:list-item>
              </text:list>
            </text:list-item>
          </text:list>
        </text:list-item>
      </text:list>
      <text:p text:style-name="P2"><draw:custom-shape text:anchor-type="paragraph" draw:z-index="73" draw:style-name="gr18" svg:width="2.001cm" svg:height="2.001cm" svg:x="4.733cm" svg:y="0.208cm"><text:p>bestell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"><text:tab/><text:tab/></text:p>
      <text:p text:style-name="P2"><draw:line text:anchor-type="paragraph" draw:z-index="72" draw:style-name="gr17" draw:text-style-name="P37" svg:x1="6.729cm" svg:y1="0.21cm" svg:x2="7.719cm" svg:y2="0.212cm"><text:p/></draw:line><draw:line text:anchor-type="paragraph" draw:z-index="71" draw:style-name="gr17" draw:text-style-name="P37" svg:x1="3.727cm" svg:y1="0.235cm" svg:x2="4.727cm" svg:y2="0.235cm"><text:p/></draw:line><text:tab/><text:tab/>Kunde <text:tab/><text:tab/><text:tab/><text:tab/> <text:s text:c="2"/>Artikel</text:p>
      <text:p text:style-name="P2"/>
      <text:p text:style-name="P2"/>
      <text:p text:style-name="P2"><draw:line text:anchor-type="paragraph" draw:z-index="76" draw:style-name="gr15" draw:text-style-name="P37" svg:x1="4.732cm" svg:y1="1.21cm" svg:x2="3.732cm" svg:y2="1.21cm"><text:p/></draw:line><draw:line text:anchor-type="paragraph" draw:z-index="75" draw:style-name="gr17" draw:text-style-name="P37" svg:x1="6.729cm" svg:y1="1.191cm" svg:x2="7.729cm" svg:y2="1.232cm"><text:p/></draw:line><draw:custom-shape text:anchor-type="paragraph" draw:z-index="74" draw:style-name="gr18" svg:width="2.001cm" svg:height="2.001cm" svg:x="4.733cm" svg:y="0.208cm"><text:p>zugeordne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"/>
      <text:p text:style-name="P2"><text:tab/><text:tab/>Kunde <text:tab/><text:tab/><text:tab/><text:tab/> <text:s text:c="2"/>Abteilung</text:p>
      <text:p text:style-name="P2"/>
      <text:p text:style-name="P2"/>
      <text:list xml:id="list1290363692" text:style-name="L16">
        <text:list-item>
          <text:list>
            <text:list-item>
              <text:list>
                <text:list-item>
                  <text:p text:style-name="P21"><text:span text:style-name="T1">Beziehungen</text:span></text:p>
                  <text:list>
                    <text:list-item>
                      <text:p text:style-name="P21"><text:span text:style-name="T1">1 : 1 - Beziehung </text:span>(Eins-zu-Eins-Beziehung)</text:p>
                      <text:p text:style-name="P21">Jedem Datensatz der Tabelle 1 ist maximal ein Datensatz der Tabelle 2 zugeordnet.</text:p>
                      <text:p text:style-name="P21"><draw:custom-shape text:anchor-type="paragraph" draw:z-index="79" draw:style-name="gr18" svg:width="2.001cm" svg:height="2.001cm" svg:x="7.19cm" svg:y="0.097cm"><text:p text:style-name="P37">ha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Beispiel:</text:p>
                    </text:list-item>
                  </text:list>
                </text:list-item>
              </text:list>
            </text:list-item>
          </text:list>
        </text:list-item>
      </text:list>
      <text:p text:style-name="P2"><draw:custom-shape text:anchor-type="paragraph" draw:z-index="77" draw:style-name="gr18" svg:width="3.001cm" svg:height="1.001cm" svg:x="3.193cm" svg:y="0.134cm"><text:p text:style-name="P37">Comput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8" draw:style-name="gr18" svg:width="3.001cm" svg:height="1.001cm" svg:x="10.188cm" svg:y="0.081cm"><text:p text:style-name="P37">Seriennu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line text:anchor-type="paragraph" draw:z-index="80" draw:style-name="gr17" draw:text-style-name="P37" svg:x1="6.189cm" svg:y1="0.131cm" svg:x2="7.189cm" svg:y2="0.131cm"><text:p/></draw:line><draw:line text:anchor-type="paragraph" draw:z-index="81" draw:style-name="gr17" draw:text-style-name="P37" svg:x1="9.19cm" svg:y1="0.129cm" svg:x2="10.19cm" svg:y2="0.129cm"><text:p/></draw:line></text:p>
      <text:p text:style-name="P2"/>
      <text:list xml:id="list38286425" text:style-name="L17">
        <text:list-item>
          <text:list>
            <text:list-item>
              <text:list>
                <text:list-item>
                  <text:list>
                    <text:list-item>
                      <text:p text:style-name="P27"><text:span text:style-name="T3">1 : n - bzw. n : 1 - Beziehung </text:span><text:span text:style-name="T2">(Eins-zu-Viele- bzw. Viele-zu-Eins-Beziehung)</text:span></text:p>
                      <text:p text:style-name="P27"><draw:line text:anchor-type="paragraph" draw:z-index="83" draw:style-name="gr17" draw:text-style-name="P37" svg:x1="6.189cm" svg:y1="2.131cm" svg:x2="7.189cm" svg:y2="2.131cm"><text:p/></draw:line><draw:line text:anchor-type="paragraph" draw:z-index="85" draw:style-name="gr17" draw:text-style-name="P37" svg:x1="9.19cm" svg:y1="2.129cm" svg:x2="10.19cm" svg:y2="2.129cm"><text:p/></draw:line><text:span text:style-name="T2">Jedem Datensatz der Tabelle 1 stehen mehrere Datensätze der Tabelle 2 gegenüber.</text:span></text:p>
                      <text:p text:style-name="P27"><draw:custom-shape text:anchor-type="paragraph" draw:z-index="84" draw:style-name="gr18" svg:width="2.001cm" svg:height="2.001cm" svg:x="7.19cm" svg:y="0.097cm"><text:p text:style-name="P37">ha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2">Beispiel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><draw:custom-shape text:anchor-type="paragraph" draw:z-index="82" draw:style-name="gr18" svg:width="3.001cm" svg:height="1.001cm" svg:x="3.193cm" svg:y="0.118cm"><text:p text:style-name="P37">Computer-S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6" draw:style-name="gr18" svg:width="3.001cm" svg:height="1.001cm" svg:x="10.188cm" svg:y="0.081cm"><text:p text:style-name="P37">Hardware-S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7" draw:style-name="gr19" svg:width="0.398cm" svg:height="0.489cm" svg:x="6.343cm" svg:y="0.182cm"><draw:text-box><text:p>1</text:p></draw:text-box></draw:frame><draw:frame text:anchor-type="paragraph" draw:z-index="88" draw:style-name="gr20" svg:width="0.451cm" svg:height="0.489cm" svg:x="9.412cm" svg:y="0.18cm"><draw:text-box><text:p>n</text:p></draw:text-box></draw:frame><text:span text:style-name="T2"/></text:p>
      <text:list xml:id="list1270428241" text:style-name="L18">
        <text:list-header>
          <text:p text:style-name="P25"><text:span text:style-name="T2"/></text:p>
          <text:p text:style-name="P25"><text:span text:style-name="T4"><text:tab/><text:tab/></text:span></text:p>
        </text:list-header>
      </text:list>
      <text:list xml:id="list1333146092" text:style-name="L19">
        <text:list-item>
          <text:p text:style-name="P28"><text:span text:style-name="T3">m : n - Beziehung</text:span></text:p>
          <text:p text:style-name="P31"><text:span text:style-name="T3">Mehrere Datensätze der Tabelle 1 stehen mehreren Datensätzen der Tabelle 2 gegenüber.</text:span></text:p>
          <text:p text:style-name="P31"><text:span text:style-name="T3">Realisierung in der Datenbank durch einfügen einer Zwischentabelle.</text:span></text:p>
          <text:p text:style-name="P31"><text:span text:style-name="T3">→ Entstehung von zwei 1 : n - Beziehungen</text:span></text:p>
          <text:p text:style-name="P31"><text:soft-page-break/><text:span text:style-name="T3">Beispiel:</text:span></text:p>
        </text:list-item>
      </text:list>
      <text:p text:style-name="P30"><draw:frame text:anchor-type="paragraph" draw:z-index="95" draw:style-name="gr24" svg:width="0.451cm" svg:height="0.489cm" svg:x="9.412cm" svg:y="0.18cm"><draw:text-box><text:p>n</text:p></draw:text-box></draw:frame><draw:frame text:anchor-type="paragraph" draw:z-index="94" draw:style-name="gr23" svg:width="0.398cm" svg:height="0.489cm" svg:x="6.343cm" svg:y="0.182cm"><draw:text-box><text:p>m</text:p></draw:text-box></draw:frame><draw:custom-shape text:anchor-type="paragraph" draw:z-index="93" draw:style-name="gr21" svg:width="3.001cm" svg:height="1.001cm" svg:x="10.188cm" svg:y="0.081cm"><text:p text:style-name="P37">Projek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2" draw:style-name="gr22" draw:text-style-name="P37" svg:x1="9.19cm" svg:y1="0.669cm" svg:x2="10.19cm" svg:y2="0.669cm"><text:p/></draw:line><draw:custom-shape text:anchor-type="paragraph" draw:z-index="91" draw:style-name="gr21" svg:width="2.001cm" svg:height="2.001cm" svg:x="7.19cm" svg:y="-0.39cm"><text:p text:style-name="P37">bearbeite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0" draw:style-name="gr22" draw:text-style-name="P37" svg:x1="6.189cm" svg:y1="0.67cm" svg:x2="7.189cm" svg:y2="0.67cm"><text:p/></draw:line><draw:custom-shape text:anchor-type="paragraph" draw:z-index="89" draw:style-name="gr21" svg:width="3.001cm" svg:height="1.001cm" svg:x="3.193cm" svg:y="0.118cm"><text:p text:style-name="P37">Mitarbeit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list xml:id="list1207885361" text:style-name="L21">
        <text:list-item>
          <text:list>
            <text:list-item>
              <text:list>
                <text:list-item>
                  <text:p text:style-name="P29"><text:span text:style-name="T3">Festlegen der Schlüssel</text:span></text:p>
                  <text:list>
                    <text:list-item>
                      <text:p text:style-name="P29"><text:span text:style-name="T2">Primärschlüssel (PK)</text:span></text:p>
                      <text:list>
                        <text:list-header>
                          <text:p text:style-name="P29"><text:span text:style-name="T2">→ Ist ein eindeutiges Attribut einer Tabelle.</text:span></text:p>
                        </text:list-header>
                      </text:list>
                    </text:list-item>
                    <text:list-item>
                      <text:p text:style-name="P29"><text:span text:style-name="T2">Fremdschlüssel (FK)</text:span></text:p>
                      <text:list>
                        <text:list-header>
                          <text:p text:style-name="P29"><text:span text:style-name="T2">→ Ist ein Attribut in einer Tabellle welches eine Beziehung zu einem PK in <text:s text:c="5"/></text:span></text:p>
                          <text:p text:style-name="P29"><text:span text:style-name="T2"><text:s text:c="5"/>einer anderen Tabelle herstellt.</text:span></text:p>
                        </text:list-header>
                      </text:list>
                    </text:list-item>
                    <text:list-item>
                      <text:p text:style-name="P29"><text:span text:style-name="T2">Verbundschlüssel (VK)</text:span></text:p>
                      <text:list>
                        <text:list-header>
                          <text:p text:style-name="P29"><text:span text:style-name="T2">→ Sind mindestens zwei Attriute einer Zwischentabelle welche in dieser <text:s/></text:span></text:p>
                          <text:p text:style-name="P29"><text:span text:style-name="T2"><text:s text:c="5"/>Fremdschlüssel sind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2"><text:tab/><text:tab/> <text:s text:c="8"/>Mitarbeitertabelle<text:tab/> <text:s text:c="3"/><text:tab/><text:tab/><text:tab/><text:tab/>Projekttabelle</text:span></text:p>
      <text:p text:style-name="P5"><draw:custom-shape text:anchor-type="paragraph" draw:z-index="96" draw:style-name="gr18" draw:text-style-name="P38" svg:width="3.001cm" svg:height="4.001cm" svg:x="3.51cm" svg:y="0.187cm"><text:p text:style-name="P37"><text:span text:style-name="T1">MA-Nr </text:span><text:span text:style-name="T7">(PK)</text:span></text:p><text:p text:style-name="P37"><text:span text:style-name="T7">Name</text:span></text:p><text:p text:style-name="P37"><text:span text:style-name="T7">Vorname</text:span></text:p><text:p text:style-name="P37"><text:span text:style-name="T7">Abt-Nr</text:span></text:p><text:p text:style-name="P37"><text:span text:style-name="T7">PLZ</text:span></text:p><text:p text:style-name="P37"><text:span text:style-name="T7">Wohnort</text:span></text:p><text:p text:style-name="P37"><text:span text:style-name="T7">Anschrift</text:span></text:p><draw:enhanced-geometry svg:viewBox="0 0 21600 21600" draw:type="rectangle" draw:enhanced-path="M 0 0 L 21600 0 21600 21600 0 21600 0 0 Z N"/></draw:custom-shape><draw:custom-shape text:anchor-type="paragraph" draw:z-index="98" draw:style-name="gr18" draw:text-style-name="P38" svg:width="3.001cm" svg:height="4.001cm" svg:x="12.511cm" svg:y="0.187cm"><text:p text:style-name="P37"><text:span text:style-name="T1">ProjNr </text:span><text:span text:style-name="T7">(PK)</text:span></text:p><text:p text:style-name="P37"><text:span text:style-name="T7">ProjBezeichnung</text:span></text:p><text:p text:style-name="P37"><text:span text:style-name="T7">Auftraggeber</text:span></text:p><text:p text:style-name="P37"><text:span text:style-name="T7">Beginn</text:span></text:p><text:p text:style-name="P37"><text:span text:style-name="T7">Ende</text:span></text:p><draw:enhanced-geometry svg:viewBox="0 0 21600 21600" draw:type="rectangle" draw:enhanced-path="M 0 0 L 21600 0 21600 21600 0 21600 0 0 Z N"/></draw:custom-shape><draw:frame text:anchor-type="paragraph" draw:z-index="104" draw:style-name="gr29" svg:width="0.451cm" svg:height="0.489cm" svg:x="6.634cm" svg:y="0.279cm"><draw:text-box><text:p>1</text:p></draw:text-box></draw:frame><text:span text:style-name="T2"/></text:p>
      <text:p text:style-name="P5"><draw:line text:anchor-type="paragraph" draw:z-index="103" draw:style-name="gr28" draw:text-style-name="P37" svg:x1="6.511cm" svg:y1="0.28cm" svg:x2="7.65cm" svg:y2="0.28cm"><text:p/></draw:line><draw:line text:anchor-type="paragraph" draw:z-index="102" draw:style-name="gr27" draw:text-style-name="P37" svg:x1="7.56cm" svg:y1="5.362cm" svg:x2="7.56cm" svg:y2="0.28cm"><text:p/></draw:line><draw:frame text:anchor-type="paragraph" draw:z-index="109" draw:style-name="gr31" svg:width="0.318cm" svg:height="0.489cm" svg:x="15.63cm" svg:y="0.296cm"><draw:text-box><text:p>1</text:p></draw:text-box></draw:frame><text:span text:style-name="T2"/></text:p>
      <text:p text:style-name="P5"><draw:line text:anchor-type="paragraph" draw:z-index="106" draw:style-name="gr27" draw:text-style-name="P37" svg:x1="15.512cm" svg:y1="0.298cm" svg:x2="16.424cm" svg:y2="0.298cm"><text:p/></draw:line><draw:line text:anchor-type="paragraph" draw:z-index="107" draw:style-name="gr27" draw:text-style-name="P37" svg:x1="16.424cm" svg:y1="0.298cm" svg:x2="16.424cm" svg:y2="4.187cm"><text:p/></draw:lin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text:anchor-type="paragraph" draw:z-index="110" draw:style-name="gr32" svg:width="0.689cm" svg:height="0.489cm" svg:x="11.793cm" svg:y="0.291cm"><draw:text-box><text:p>n</text:p></draw:text-box></draw:frame><text:span text:style-name="T2"/></text:p>
      <text:p text:style-name="P5"><draw:line text:anchor-type="paragraph" draw:z-index="108" draw:style-name="gr17" draw:text-style-name="P37" svg:x1="16.423cm" svg:y1="0.293cm" svg:x2="11.317cm" svg:y2="0.293cm"><text:p/></draw:line><draw:frame text:anchor-type="paragraph" draw:z-index="105" draw:style-name="gr30" svg:width="0.742cm" svg:height="0.489cm" svg:x="7.692cm" svg:y="0.372cm"><draw:text-box><text:p>n</text:p></draw:text-box></draw:frame><draw:line text:anchor-type="paragraph" draw:z-index="101" draw:style-name="gr15" draw:text-style-name="P37" svg:x1="8.114cm" svg:y1="0.981cm" svg:x2="7.56cm" svg:y2="0.981cm"><text:p/></draw:line><draw:frame text:anchor-type="paragraph" draw:z-index="100" draw:style-name="gr26" svg:width="1.033cm" svg:height="0.503cm" svg:x="11.114cm" svg:y="0.452cm"><draw:text-box><text:p>(VK)</text:p></draw:text-box></draw:frame><draw:custom-shape text:anchor-type="paragraph" draw:z-index="99" draw:style-name="gr16" draw:text-style-name="P37" svg:width="0.398cm" svg:height="0.953cm" svg:x="10.717cm" svg:y="0.2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97" draw:style-name="gr25" draw:text-style-name="P38" svg:width="3.001cm" svg:height="2.001cm" svg:x="8.114cm" svg:y="0.24cm"><text:p text:style-name="P38"><text:span text:style-name="T1">ProjNr </text:span><text:span text:style-name="T7">(FK)</text:span></text:p><text:p text:style-name="P38"><text:span text:style-name="T1">MA-Nr </text:span><text:span text:style-name="T7">(FK)</text:span></text:p><text:p text:style-name="P38"><text:span text:style-name="T7">Eintritt</text:span></text:p><text:p text:style-name="P38"><text:span text:style-name="T7">Ausgabe</text:span></text:p><draw:enhanced-geometry svg:viewBox="0 0 21600 21600" draw:type="rectangle" draw:enhanced-path="M 0 0 L 21600 0 21600 21600 0 21600 0 0 Z N"/></draw:custom-shap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_20_1" draw:display-name="Arrowhead 1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Freitag</meta:initial-creator>
    <meta:creation-date>2012-09-21T07:02:06</meta:creation-date>
    <meta:generator>LibreOffice/3.4$Linux LibreOffice_project/340m1$Build-402</meta:generator>
    <dc:date>2013-01-11T09:36:48</dc:date>
    <dc:creator>Markus Freitag</dc:creator>
    <meta:editing-duration>PT8H12M39S</meta:editing-duration>
    <meta:editing-cycles>11</meta:editing-cycles>
    <meta:document-statistic meta:table-count="1" meta:image-count="0" meta:object-count="0" meta:page-count="5" meta:paragraph-count="109" meta:word-count="485" meta:character-count="3590" meta:non-whitespace-character-count="3099"/>
  </office:meta>
</office:document-meta>
</file>